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StrutsApp.getMatchingFormBeans( TypeDeclaration formType , Boolean usesPageFlowScopedForm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StrutsApp.GenStrutsApp( File sourceFile , ClassDeclaration jclass , CoreAnnotationProcessorEnv env , FlowControllerInfo fcInfo , boolean checkOnly , Diagnostics diagnostic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GenStrutsApp.writeT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StrutsApp.get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addActionMetho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StrutsApp.getFlowControll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getMerg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getWebappRelativePath(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enStrutsApp.getValidationFi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isSt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getHeaderComment( File merge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StrutsApp.getMessageResourcesFromFormType( TypeDeclaration formTypeDec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GenStrutsApp.getFlowControl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addTilesDefinitionsConfigs( List tilesDefinitionsConfi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StrutsApp.addMessageBundles( Collection messageBund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StrutsApp.getContaining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addMessageResources( Collection messageResour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StrutsApp.getMergeFile( String merge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StrutsApp.setMultipartHandler( String mp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StrutsApp.canWri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nStrutsApp.addNewFormBean( TypeDeclaration formType , boolean usesFlowScopedFor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StrutsApp.getOutputFileURI( String fi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isStale( File merge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StrutsApp.addFormBeans( ClassDeclaration j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StrutsApp.getStrutsConfig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recalculateStrutsConfi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addSimpleActions( Collection simpleActionAnnot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StrutsApp.getStrutsConfi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trutsApp.calculateStrutsConfi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